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2d00e5f" officeooo:paragraph-rsid="03f4cd97"/>
    </style:style>
    <style:style style:name="P4" style:family="paragraph" style:parent-style-name="Text_20_body">
      <style:text-properties officeooo:rsid="02d00e5f" officeooo:paragraph-rsid="057d95a6"/>
    </style:style>
    <style:style style:name="P5" style:family="paragraph" style:parent-style-name="Text_20_body">
      <style:text-properties officeooo:rsid="059b994a" officeooo:paragraph-rsid="059b994a"/>
    </style:style>
    <style:style style:name="P6" style:family="paragraph" style:parent-style-name="Text_20_body">
      <style:text-properties fo:color="#000000" officeooo:rsid="05bcd2ea" officeooo:paragraph-rsid="05bcd2ea" fo:background-color="#ffffff"/>
    </style:style>
    <style:style style:name="P7" style:family="paragraph" style:parent-style-name="Text_20_body">
      <style:text-properties fo:color="#000000" officeooo:rsid="05c440eb" officeooo:paragraph-rsid="05c440eb" fo:background-color="#ffffff"/>
    </style:style>
    <style:style style:name="P8" style:family="paragraph" style:parent-style-name="Text_20_body">
      <style:text-properties officeooo:paragraph-rsid="05c440eb"/>
    </style:style>
    <style:style style:name="P9" style:family="paragraph" style:parent-style-name="Text_20_body">
      <style:text-properties officeooo:rsid="05c57e9b" officeooo:paragraph-rsid="05c57e9b"/>
    </style:style>
    <style:style style:name="P10" style:family="paragraph" style:parent-style-name="Text_20_body">
      <style:text-properties officeooo:paragraph-rsid="05cc3d9e"/>
    </style:style>
    <style:style style:name="P11" style:family="paragraph" style:parent-style-name="Text_20_body">
      <style:text-properties officeooo:paragraph-rsid="05ccaf0f"/>
    </style:style>
    <style:style style:name="P12" style:family="paragraph" style:parent-style-name="Text_20_body">
      <style:text-properties officeooo:paragraph-rsid="05d08606"/>
    </style:style>
    <style:style style:name="P13" style:family="paragraph" style:parent-style-name="Text_20_body">
      <style:text-properties officeooo:paragraph-rsid="05d09a57"/>
    </style:style>
    <style:style style:name="P14" style:family="paragraph" style:parent-style-name="Text_20_body">
      <style:text-properties style:font-name="Monospace" officeooo:rsid="05d8c843" officeooo:paragraph-rsid="05da6bae" style:font-size-asian="10.5pt" style:font-name-complex="David CLM" style:font-weight-complex="normal"/>
    </style:style>
    <style:style style:name="P15" style:family="paragraph" style:parent-style-name="Text_20_body">
      <style:text-properties style:font-name="Monospace" officeooo:rsid="05eacb02" officeooo:paragraph-rsid="05eacb02" style:font-size-asian="10.5pt" style:font-name-complex="David CLM" style:font-weight-complex="normal"/>
    </style:style>
    <style:style style:name="P16" style:family="paragraph" style:parent-style-name="Text_20_body">
      <style:text-properties officeooo:paragraph-rsid="05da6bae"/>
    </style:style>
    <style:style style:name="P17" style:family="paragraph" style:parent-style-name="Text_20_body">
      <style:text-properties officeooo:paragraph-rsid="05db928e"/>
    </style:style>
    <style:style style:name="P18" style:family="paragraph" style:parent-style-name="Text_20_body">
      <style:text-properties officeooo:rsid="05e2349f" officeooo:paragraph-rsid="05eacb02"/>
    </style:style>
    <style:style style:name="P19" style:family="paragraph" style:parent-style-name="Text_20_body">
      <style:text-properties officeooo:rsid="05e2f32a" officeooo:paragraph-rsid="05e2f32a"/>
    </style:style>
    <style:style style:name="P20" style:family="paragraph" style:parent-style-name="Text_20_body">
      <style:text-properties officeooo:rsid="05e39662" officeooo:paragraph-rsid="05e39662"/>
    </style:style>
    <style:style style:name="P21" style:family="paragraph" style:parent-style-name="Text_20_body">
      <style:text-properties officeooo:rsid="05e3e422" officeooo:paragraph-rsid="05e3e422"/>
    </style:style>
    <style:style style:name="P22" style:family="paragraph" style:parent-style-name="Text_20_body">
      <style:text-properties officeooo:rsid="05e808e9" officeooo:paragraph-rsid="05e808e9"/>
    </style:style>
    <style:style style:name="P23" style:family="paragraph" style:parent-style-name="Heading_20_2">
      <style:text-properties officeooo:paragraph-rsid="05e0775d"/>
    </style:style>
    <style:style style:name="P24" style:family="paragraph" style:parent-style-name="Heading_20_2">
      <style:text-properties officeooo:paragraph-rsid="05195e16"/>
    </style:style>
    <style:style style:name="P25" style:family="paragraph" style:parent-style-name="Heading_20_2">
      <style:text-properties fo:color="#000000" style:font-name="Monospace" fo:font-size="12pt" fo:font-style="normal" fo:font-weight="normal" officeooo:rsid="05e808e9" officeooo:paragraph-rsid="05e808e9" fo:background-color="#ffffff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P26" style:family="paragraph" style:parent-style-name="Standard">
      <style:paragraph-properties style:line-height-at-least="0.198in" fo:text-align="start" style:justify-single-word="false" style:writing-mode="lr-tb"/>
      <style:text-properties fo:color="#000000" style:font-name="Droid Sans Mono" fo:font-size="10.5pt" fo:font-weight="normal" fo:background-color="#ffffff"/>
    </style:style>
    <style:style style:name="P27" style:family="paragraph" style:parent-style-name="Text_20_body">
      <style:paragraph-properties fo:text-align="start" style:justify-single-word="false" style:writing-mode="lr-tb"/>
      <style:text-properties officeooo:paragraph-rsid="05da6bae"/>
    </style:style>
    <style:style style:name="P28" style:family="paragraph" style:parent-style-name="Text_20_body">
      <style:paragraph-properties fo:text-align="start" style:justify-single-word="false" style:writing-mode="lr-tb"/>
      <style:text-properties officeooo:rsid="05dd4d59" officeooo:paragraph-rsid="05dd4d59"/>
    </style:style>
    <style:style style:name="P29" style:family="paragraph" style:parent-style-name="Text_20_body">
      <style:paragraph-properties fo:text-align="end" style:justify-single-word="false" style:writing-mode="rl-tb"/>
      <style:text-properties officeooo:paragraph-rsid="05db928e"/>
    </style:style>
    <style:style style:name="P30" style:family="paragraph" style:parent-style-name="Text_20_body">
      <style:paragraph-properties fo:text-align="end" style:justify-single-word="false" style:writing-mode="rl-tb"/>
      <style:text-properties officeooo:rsid="05dd4d59" officeooo:paragraph-rsid="05dd4d59"/>
    </style:style>
    <style:style style:name="P31" style:family="paragraph" style:parent-style-name="Text_20_body">
      <style:paragraph-properties fo:text-align="end" style:justify-single-word="false" style:writing-mode="rl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font-name="Monospace" fo:font-size="10.5pt" fo:font-weight="normal" officeooo:rsid="05db928e" officeooo:paragraph-rsid="05db928e" fo:background-color="#ffffff" style:font-size-asian="10.5pt" style:font-name-complex="David CLM" style:font-weight-complex="normal"/>
    </style:style>
    <style:style style:name="P33" style:family="paragraph" style:parent-style-name="Heading_20_1">
      <style:text-properties officeooo:rsid="05baa604" officeooo:paragraph-rsid="05baa604"/>
    </style:style>
    <style:style style:name="P34" style:family="paragraph" style:parent-style-name="Text_20_body" style:list-style-name="L1">
      <style:text-properties officeooo:rsid="05c68bc1" officeooo:paragraph-rsid="05c68bc1"/>
    </style:style>
    <style:style style:name="P35" style:family="paragraph" style:parent-style-name="Text_20_body" style:list-style-name="L1">
      <style:text-properties officeooo:rsid="05d60207" officeooo:paragraph-rsid="05d60207"/>
    </style:style>
    <style:style style:name="P36" style:family="paragraph" style:parent-style-name="Text_20_body">
      <style:text-properties fo:color="#000000" style:font-name="Monospace" officeooo:rsid="05ca01bc" officeooo:paragraph-rsid="05ca01bc" fo:background-color="#ffffff" style:font-size-asian="10.5pt" style:font-name-complex="David CLM" style:font-weight-complex="normal"/>
    </style:style>
    <style:style style:name="P37" style:family="paragraph" style:parent-style-name="Text_20_body" style:list-style-name="L2">
      <style:text-properties fo:color="#000000" style:font-name="Monospace" officeooo:rsid="05ca01bc" officeooo:paragraph-rsid="05ca01bc" fo:background-color="#ffffff" style:font-size-asian="10.5pt" style:font-name-complex="David CLM" style:font-weight-complex="normal"/>
    </style:style>
    <style:style style:name="P38" style:family="paragraph" style:parent-style-name="Text_20_body" style:list-style-name="L3">
      <style:text-properties style:font-name="Monospace" officeooo:rsid="05db928e" officeooo:paragraph-rsid="05db928e" style:font-size-asian="10.5pt" style:font-name-complex="David CLM" style:font-weight-complex="normal"/>
    </style:style>
    <style:style style:name="P39" style:family="paragraph" style:parent-style-name="Text_20_body">
      <style:text-properties style:font-name="Monospace" officeooo:rsid="05db928e" officeooo:paragraph-rsid="05db928e" style:font-size-asian="10.5pt" style:font-name-complex="David CLM" style:font-weight-complex="normal"/>
    </style:style>
    <style:style style:name="P40" style:family="paragraph" style:parent-style-name="Text_20_body" style:list-style-name="L5">
      <style:text-properties officeooo:paragraph-rsid="05195e16"/>
    </style:style>
    <style:style style:name="P41" style:family="paragraph" style:parent-style-name="Text_20_body" style:list-style-name="L5">
      <style:text-properties officeooo:paragraph-rsid="05c440eb"/>
    </style:style>
    <style:style style:name="P42" style:family="paragraph" style:parent-style-name="Text_20_body" style:list-style-name="L5">
      <style:text-properties officeooo:rsid="05c440eb" officeooo:paragraph-rsid="05c440eb"/>
    </style:style>
    <style:style style:name="P43" style:family="paragraph" style:parent-style-name="Text_20_body" style:list-style-name="L1">
      <style:paragraph-properties fo:text-align="end" style:justify-single-word="false" style:writing-mode="rl-tb"/>
      <style:text-properties officeooo:rsid="05c57e9b" officeooo:paragraph-rsid="05c57e9b"/>
    </style:style>
    <style:style style:name="P44" style:family="paragraph" style:parent-style-name="Text_20_body" style:list-style-name="L4">
      <style:paragraph-properties fo:text-align="end" style:justify-single-word="false" style:writing-mode="rl-tb"/>
      <style:text-properties officeooo:paragraph-rsid="05de2cf5"/>
    </style:style>
    <style:style style:name="P45" style:family="paragraph" style:parent-style-name="Text_20_body">
      <style:paragraph-properties fo:text-align="end" style:justify-single-word="false" style:writing-mode="rl-tb"/>
      <style:text-properties officeooo:paragraph-rsid="05dd4d59"/>
    </style:style>
    <style:style style:name="P46" style:family="paragraph" style:parent-style-name="Text_20_body">
      <style:paragraph-properties fo:text-align="end" style:justify-single-word="false" style:writing-mode="rl-tb"/>
      <style:text-properties officeooo:paragraph-rsid="05e57941"/>
    </style:style>
    <style:style style:name="P47" style:family="paragraph" style:parent-style-name="Text_20_body" style:list-style-name="L4">
      <style:paragraph-properties fo:text-align="end" style:justify-single-word="false" style:writing-mode="rl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P48" style:family="paragraph" style:parent-style-name="Text_20_body" style:list-style-name="L4">
      <style:paragraph-properties fo:text-align="end" style:justify-single-word="false" style:writing-mode="rl-tb"/>
      <style:text-properties style:font-name="Monospace" fo:font-style="normal" officeooo:rsid="05dd4d59" officeooo:paragraph-rsid="05de2cf5" style:font-size-asian="10.5pt" style:font-style-asian="normal" style:font-name-complex="David CLM" style:font-style-complex="normal" style:font-weight-complex="normal"/>
    </style:style>
    <style:style style:name="P49" style:family="paragraph" style:parent-style-name="Text_20_body">
      <style:paragraph-properties fo:text-align="end" style:justify-single-word="false" style:writing-mode="rl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P50" style:family="paragraph" style:parent-style-name="Text_20_body">
      <style:paragraph-properties fo:text-align="end" style:justify-single-word="false" style:writing-mode="rl-tb"/>
      <style:text-properties fo:font-style="normal" officeooo:rsid="05de2cf5" officeooo:paragraph-rsid="05de2cf5" style:font-style-asian="normal" style:font-style-complex="normal"/>
    </style:style>
    <style:style style:name="P51" style:family="paragraph" style:parent-style-name="Text_20_body">
      <style:paragraph-properties fo:text-align="end" style:justify-single-word="false" style:writing-mode="rl-tb"/>
      <style:text-properties fo:color="#000000" style:font-name="Monospace" fo:font-style="normal" officeooo:rsid="05e57941" officeooo:paragraph-rsid="05e57941" fo:background-color="#ffffff" style:font-size-asian="10.5pt" style:font-style-asian="normal" style:font-name-complex="David CLM" style:font-style-complex="normal" style:font-weight-complex="normal"/>
    </style:style>
    <style:style style:name="P52" style:family="paragraph" style:parent-style-name="Text_20_body">
      <style:paragraph-properties fo:text-align="end" style:justify-single-word="false" style:writing-mode="rl-tb"/>
      <style:text-properties fo:color="#000000" style:font-name="Monospace" fo:font-style="normal" officeooo:rsid="05df2200" officeooo:paragraph-rsid="05df2200" fo:background-color="#ffffff" style:font-size-asian="10.5pt" style:font-style-asian="normal" style:font-name-complex="David CLM" style:font-style-complex="normal" style:font-weight-complex="normal"/>
    </style:style>
    <style:style style:name="P53" style:family="paragraph" style:parent-style-name="Text_20_body">
      <style:paragraph-properties fo:text-align="start" style:justify-single-word="false" style:writing-mode="lr-tb"/>
      <style:text-properties style:font-name="Monospace" fo:font-style="normal" officeooo:rsid="05dd4d59" officeooo:paragraph-rsid="05dd4d59" style:font-size-asian="10.5pt" style:font-style-asian="normal" style:font-name-complex="David CLM" style:font-style-complex="normal" style:font-weight-complex="normal"/>
    </style:style>
    <style:style style:name="T1" style:family="text">
      <style:text-properties officeooo:rsid="033bd0c4"/>
    </style:style>
    <style:style style:name="T2" style:family="text">
      <style:text-properties officeooo:rsid="05bb9a0f"/>
    </style:style>
    <style:style style:name="T3" style:family="text">
      <style:text-properties officeooo:rsid="05be98bc"/>
    </style:style>
    <style:style style:name="T4" style:family="text">
      <style:text-properties fo:language="en" fo:country="US" officeooo:rsid="05be98bc"/>
    </style:style>
    <style:style style:name="T5" style:family="text">
      <style:text-properties fo:language="en" fo:country="US" officeooo:rsid="05c10f9b"/>
    </style:style>
    <style:style style:name="T6" style:family="text">
      <style:text-properties fo:language="en" fo:country="US" officeooo:rsid="05c440eb"/>
    </style:style>
    <style:style style:name="T7" style:family="text">
      <style:text-properties officeooo:rsid="05bf7182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officeooo:rsid="05d2b7d2" style:font-size-asian="10pt" style:font-size-complex="10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color="#000000" officeooo:rsid="05c440eb" fo:background-color="#ffffff" loext:char-shading-value="0"/>
    </style:style>
    <style:style style:name="T12" style:family="text">
      <style:text-properties fo:color="#000000" officeooo:rsid="05c57e9b" fo:background-color="#ffffff" loext:char-shading-value="0"/>
    </style:style>
    <style:style style:name="T13" style:family="text">
      <style:text-properties fo:color="#000000" fo:font-weight="bold" officeooo:rsid="05c57e9b" fo:background-color="#ffffff" loext:char-shading-value="0" style:font-weight-asian="bold" style:font-weight-complex="bold"/>
    </style:style>
    <style:style style:name="T14" style:family="text">
      <style:text-properties fo:color="#000000" style:font-name="Monospace" fo:background-color="#ffffff" loext:char-shading-value="0" style:font-size-asian="10.5pt" style:font-name-complex="David CLM" style:font-weight-complex="normal"/>
    </style:style>
    <style:style style:name="T15" style:family="text">
      <style:text-properties fo:color="#000000" style:font-name="Monospace" officeooo:rsid="05c57e9b" fo:background-color="#ffffff" loext:char-shading-value="0" style:font-size-asian="10.5pt" style:font-name-complex="David CLM" style:font-weight-complex="normal"/>
    </style:style>
    <style:style style:name="T16" style:family="text">
      <style:text-properties fo:color="#000000" style:font-name="Monospace" officeooo:rsid="05c68bc1" fo:background-color="#ffffff" loext:char-shading-value="0" style:font-size-asian="10.5pt" style:font-name-complex="David CLM" style:font-weight-complex="normal"/>
    </style:style>
    <style:style style:name="T17" style:family="text">
      <style:text-properties fo:color="#000000" style:font-name="Monospace" officeooo:rsid="05c6b331" fo:background-color="#ffffff" loext:char-shading-value="0" style:font-size-asian="10.5pt" style:font-name-complex="David CLM" style:font-weight-complex="normal"/>
    </style:style>
    <style:style style:name="T18" style:family="text">
      <style:text-properties fo:color="#000000" style:font-name="Monospace" officeooo:rsid="05c8175f" fo:background-color="#ffffff" loext:char-shading-value="0" style:font-size-asian="10.5pt" style:font-name-complex="David CLM" style:font-weight-complex="normal"/>
    </style:style>
    <style:style style:name="T19" style:family="text">
      <style:text-properties fo:color="#000000" style:font-name="Monospace" officeooo:rsid="05cc3d9e" fo:background-color="#ffffff" loext:char-shading-value="0" style:font-size-asian="10.5pt" style:font-name-complex="David CLM" style:font-weight-complex="normal"/>
    </style:style>
    <style:style style:name="T20" style:family="text">
      <style:text-properties fo:color="#000000" style:font-name="Monospace" officeooo:rsid="05ccaf0f" fo:background-color="#ffffff" loext:char-shading-value="0" style:font-size-asian="10.5pt" style:font-name-complex="David CLM" style:font-weight-complex="normal"/>
    </style:style>
    <style:style style:name="T21" style:family="text">
      <style:text-properties fo:color="#000000" style:font-name="Monospace" officeooo:rsid="05d03837" fo:background-color="#ffffff" loext:char-shading-value="0" style:font-size-asian="10.5pt" style:font-name-complex="David CLM" style:font-weight-complex="normal"/>
    </style:style>
    <style:style style:name="T22" style:family="text">
      <style:text-properties fo:color="#000000" style:font-name="Monospace" officeooo:rsid="05d08606" fo:background-color="#ffffff" loext:char-shading-value="0" style:font-size-asian="10.5pt" style:font-name-complex="David CLM" style:font-weight-complex="normal"/>
    </style:style>
    <style:style style:name="T23" style:family="text">
      <style:text-properties fo:color="#000000" style:font-name="Monospace" officeooo:rsid="05d520a2" fo:background-color="#ffffff" loext:char-shading-value="0" style:font-size-asian="10.5pt" style:font-name-complex="David CLM" style:font-weight-complex="normal"/>
    </style:style>
    <style:style style:name="T24" style:family="text">
      <style:text-properties fo:color="#000000" style:font-name="Monospace" officeooo:rsid="05d60207" fo:background-color="#ffffff" loext:char-shading-value="0" style:font-size-asian="10.5pt" style:font-name-complex="David CLM" style:font-weight-complex="normal"/>
    </style:style>
    <style:style style:name="T25" style:family="text">
      <style:text-properties fo:color="#000000" style:font-name="Monospace" officeooo:rsid="05eda426" fo:background-color="#ffffff" loext:char-shading-value="0" style:font-size-asian="10.5pt" style:font-name-complex="David CLM" style:font-weight-complex="normal"/>
    </style:style>
    <style:style style:name="T26" style:family="text">
      <style:text-properties fo:color="#000000" style:font-name="Monospace" officeooo:rsid="05eec25b" fo:background-color="#ffffff" loext:char-shading-value="0" style:font-size-asian="10.5pt" style:font-name-complex="David CLM" style:font-weight-complex="normal"/>
    </style:style>
    <style:style style:name="T27" style:family="text">
      <style:text-properties fo:color="#000000" style:font-name="Monospace" fo:font-style="italic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8" style:family="text">
      <style:text-properties fo:color="#000000" style:font-name="Monospace" fo:font-style="italic" officeooo:rsid="05c57e9b" fo:background-color="#ffffff" loext:char-shading-value="0" style:font-size-asian="10.5pt" style:font-style-asian="italic" style:font-name-complex="David CLM" style:font-style-complex="italic" style:font-weight-complex="normal"/>
    </style:style>
    <style:style style:name="T29" style:family="text">
      <style:text-properties fo:color="#000000" style:font-name="Monospace" fo:font-weight="bold" fo:background-color="#ffffff" loext:char-shading-value="0" style:font-size-asian="10.5pt" style:font-weight-asian="bold" style:font-name-complex="David CLM" style:font-weight-complex="bold"/>
    </style:style>
    <style:style style:name="T30" style:family="text">
      <style:text-properties fo:color="#000000" style:font-name="Monospace" fo:font-size="12pt" fo:font-style="normal" fo:font-weight="normal" officeooo:rsid="05d09a57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31" style:family="text">
      <style:text-properties fo:color="#000000" style:font-name="Monospace" fo:font-size="12pt" fo:font-style="normal" fo:font-weight="normal" officeooo:rsid="05e0775d" fo:background-color="#ffffff" loext:char-shading-value="0" style:font-name-asian="Noto Sans CJK SC Regular" style:font-size-asian="10.5pt" style:font-style-asian="normal" style:font-weight-asian="normal" style:font-name-complex="David CLM" style:font-size-complex="16pt" style:font-style-complex="normal" style:font-weight-complex="normal"/>
    </style:style>
    <style:style style:name="T32" style:family="text">
      <style:text-properties fo:color="#000000" style:font-name="Monospace" fo:font-style="normal" officeooo:rsid="05e57941" fo:background-color="#ffffff" loext:char-shading-value="0" style:font-size-asian="10.5pt" style:font-style-asian="normal" style:font-name-complex="David CLM" style:font-style-complex="normal" style:font-weight-complex="normal"/>
    </style:style>
    <style:style style:name="T33" style:family="text">
      <style:text-properties fo:color="#000000" style:font-name="Monospace" fo:font-style="normal" officeooo:rsid="05ef6ced" fo:background-color="#ffffff" loext:char-shading-value="0" style:font-size-asian="10.5pt" style:font-style-asian="normal" style:font-name-complex="David CLM" style:font-style-complex="normal" style:font-weight-complex="normal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5d7bb70" style:font-style-asian="italic" style:font-style-complex="italic"/>
    </style:style>
    <style:style style:name="T36" style:family="text">
      <style:text-properties fo:font-style="italic" officeooo:rsid="05e39662" style:font-style-asian="italic" style:font-style-complex="italic"/>
    </style:style>
    <style:style style:name="T37" style:family="text">
      <style:text-properties officeooo:rsid="05cb643a"/>
    </style:style>
    <style:style style:name="T38" style:family="text">
      <style:text-properties style:font-name="Monospace" officeooo:rsid="05da6bae" style:font-size-asian="10.5pt" style:font-name-complex="David CLM" style:font-weight-complex="normal"/>
    </style:style>
    <style:style style:name="T39" style:family="text">
      <style:text-properties style:font-name="Monospace" officeooo:rsid="05db928e" style:font-size-asian="10.5pt" style:font-name-complex="David CLM" style:font-weight-complex="normal"/>
    </style:style>
    <style:style style:name="T40" style:family="text">
      <style:text-properties style:font-name="Monospace" officeooo:rsid="05dd4d59" style:font-size-asian="10.5pt" style:font-name-complex="David CLM" style:font-weight-complex="normal"/>
    </style:style>
    <style:style style:name="T41" style:family="text">
      <style:text-properties style:font-name="Monospace" fo:font-style="italic" officeooo:rsid="05db928e" style:font-size-asian="10.5pt" style:font-style-asian="italic" style:font-name-complex="David CLM" style:font-style-complex="italic" style:font-weight-complex="normal"/>
    </style:style>
    <style:style style:name="T42" style:family="text">
      <style:text-properties style:font-name="Monospace" fo:font-style="italic" officeooo:rsid="05dd4d59" style:font-size-asian="10.5pt" style:font-style-asian="italic" style:font-name-complex="David CLM" style:font-style-complex="italic" style:font-weight-complex="normal"/>
    </style:style>
    <style:style style:name="T43" style:family="text">
      <style:text-properties style:font-name="Monospace" fo:font-style="normal" style:font-size-asian="10.5pt" style:font-style-asian="normal" style:font-name-complex="David CLM" style:font-style-complex="normal" style:font-weight-complex="normal"/>
    </style:style>
    <style:style style:name="T44" style:family="text">
      <style:text-properties style:font-name="Monospace" fo:font-style="normal" officeooo:rsid="05dd4d59" style:font-size-asian="10.5pt" style:font-style-asian="normal" style:font-name-complex="David CLM" style:font-style-complex="normal" style:font-weight-complex="normal"/>
    </style:style>
    <style:style style:name="T45" style:family="text">
      <style:text-properties style:font-name="Monospace" fo:font-style="normal" officeooo:rsid="05de2cf5" style:font-size-asian="10.5pt" style:font-style-asian="normal" style:font-name-complex="David CLM" style:font-style-complex="normal" style:font-weight-complex="normal"/>
    </style:style>
    <style:style style:name="T46" style:family="text">
      <style:text-properties style:font-name="Monospace" fo:font-style="normal" officeooo:rsid="05eefffe" style:font-size-asian="10.5pt" style:font-style-asian="normal" style:font-name-complex="David CLM" style:font-style-complex="normal" style:font-weight-complex="normal"/>
    </style:style>
    <style:style style:name="T47" style:family="text">
      <style:text-properties style:font-name="Monospace" fo:font-style="normal" fo:font-weight="bold" officeooo:rsid="05dd4d59" style:font-size-asian="10.5pt" style:font-style-asian="normal" style:font-weight-asian="bold" style:font-name-complex="David CLM" style:font-style-complex="normal" style:font-weight-complex="bold"/>
    </style:style>
    <style:style style:name="T48" style:family="text">
      <style:text-properties officeooo:rsid="05d09a57"/>
    </style:style>
    <style:style style:name="T49" style:family="text">
      <style:text-properties officeooo:rsid="05d0caad"/>
    </style:style>
    <style:style style:name="T50" style:family="text">
      <style:text-properties officeooo:rsid="05d73def"/>
    </style:style>
    <style:style style:name="T51" style:family="text">
      <style:text-properties officeooo:rsid="05da6bae"/>
    </style:style>
    <style:style style:name="T52" style:family="text">
      <style:text-properties fo:color="#0000ff"/>
    </style:style>
    <style:style style:name="T53" style:family="text">
      <style:text-properties fo:font-style="normal" officeooo:rsid="05dd551a" style:font-style-asian="normal" style:font-style-complex="normal"/>
    </style:style>
    <style:style style:name="T54" style:family="text">
      <style:text-properties fo:font-style="normal" officeooo:rsid="05e39662" style:font-style-asian="normal" style:font-style-complex="normal"/>
    </style:style>
    <style:style style:name="T55" style:family="text">
      <style:text-properties officeooo:rsid="05e39662"/>
    </style:style>
    <style:style style:name="T56" style:family="text">
      <style:text-properties officeooo:rsid="05e3e422"/>
    </style:style>
    <style:style style:name="T57" style:family="text">
      <style:text-properties officeooo:rsid="05e706b1"/>
    </style:style>
    <style:style style:name="T58" style:family="text">
      <style:text-properties officeooo:rsid="05e9cc69"/>
    </style:style>
    <style:style style:name="T59" style:family="text">
      <style:text-properties officeooo:rsid="05eacb02"/>
    </style:style>
    <style:style style:name="T60" style:family="text">
      <style:text-properties officeooo:rsid="05eec25b"/>
    </style:style>
    <style:style style:name="T61" style:family="text">
      <style:text-properties officeooo:rsid="05eefffe"/>
    </style:style>
    <style:style style:name="T62" style:family="text">
      <style:text-properties officeooo:rsid="05ef6c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3" text:outline-level="1">פוינטרים חכמים</text:h>
      <text:p text:style-name="P6">אחד הגורמים העיקריים לשגיאות ולדליפות-זיכרון <text:span text:style-name="T7">בשפת ++C </text:span>הוא שימוש לא נכון בפוינטרים. גם כשנראה שהשתמשנו בפוינטרים בצורה נכונה, <text:span text:style-name="T3">מחקנו עם </text:span><text:span text:style-name="T4">delete את כל מה שאתחלנו בעזרת new, עלולים להיות לנו באגים נסתרים. לדוגמה, ראו את הקוד בתיקיה 1. יש שם מחלקה בשם "מוסיקאי". </text:span><text:span text:style-name="T5">ניתן להגיד למוסיקאי לנגן </text:span><text:span text:style-name="T6">(play)</text:span><text:span text:style-name="T5">, אבל אם יש יותר מדי מוסיקאים שמנגנים בו-זמנית – נזרקת חריגה.</text:span></text:p>
      <text:p text:style-name="P7">הבעיה היא, שכאשר נזרקת חריגה, המחשב לא מגיע לשורות שמבצעות delete, ויש דליפת זיכרון; <text:span text:style-name="T37">ראו בפונקציה playMusic1.</text:span></text:p>
      <text:p text:style-name="P11"><text:span text:style-name="T11">ב-Java פותרים את הבעיה בעזרת המילה השמורה finally: שמים את כל הקוד שעלול לזרוק חריגות בבלוק try, ואת הקוד המשחרר את הזיכרות בבלוק finally מתחתיו. השפה מתחייבת, שהקוד בבלוק finally יתבצע בכל מקרה שבו יוצאים מהבלוק – בין אם באופן רגיל או בחריגה. </text:span><text:span text:style-name="T19"><text:s/></text:span><text:span text:style-name="T20">ראו בפונקציה playMusic2.</text:span></text:p>
      <text:p text:style-name="P8"><text:span text:style-name="T11">ב-++C לא קיימת המילה finally, כי אין בה צורך – יש פתרון טוב יותר. </text:span><text:span text:style-name="T12">זה דגם-עיצוב הנקרא </text:span><text:span text:style-name="T13">RAII</text:span><text:span text:style-name="T12"> – קיצור של: </text:span><text:span text:style-name="T13">Resource Acquisition Is Initialization</text:span><text:span text:style-name="T12">. </text:span><text:span text:style-name="T15">בדגם-עיצוב זה, אנחנו בונים </text:span><text:span text:style-name="T28">מחלקה</text:span><text:span text:style-name="T15"> שהבנאי שלה אחראי לאיתחול, והמפרק שלה אחראי לשחרור. השפה מתחייבת, שהקוד שנמצא במפרק יתבצע בכל מקרה שבו יוצאים מהבלוק – בין אם באופן רגיל או בחריגה. היתרון של זה על-פני finally הוא שצריך לכתוב את הקוד המשחרר רק פעם אחת, כשכותבים את המחלקה, ולא בכל פעם שמשתמשים בה. כתוצאה מכך הקוד קצר ונקי יותר.</text:span></text:p>
      <text:p text:style-name="P9"><text:span text:style-name="T25">ה</text:span><text:span text:style-name="T14">מחלקה האחראית לניהול פוינטר בשיטת RAII נקראת </text:span><text:span text:style-name="T27">פוינטר חכם</text:span><text:span text:style-name="T14">. מה צריך להיות במחלקה המייצגת פוינטר חכם? </text:span><text:span text:style-name="T16">קודם-כל בנאי</text:span><text:span text:style-name="T23">, </text:span><text:span text:style-name="T16">מפרק</text:span><text:span text:style-name="T24">, ואופרטור השמה ("כלל השלושה")</text:span><text:span text:style-name="T16">:</text:span></text:p>
      <text:list xml:id="list2697245172" text:style-name="L1">
        <text:list-item>
          <text:p text:style-name="P43"><text:span text:style-name="T29">בנאי </text:span><text:span text:style-name="T14">המקבל פוינטר רגיל</text:span><text:span text:style-name="T16">, ושומר אותו בשדה פרטי </text:span><text:span text:style-name="T17">של המחלקה.</text:span></text:p>
        </text:list-item>
        <text:list-item>
          <text:p text:style-name="P34"><text:span text:style-name="T29">מפרק</text:span><text:span text:style-name="T14"> המוחק את הפוינטר שנשמר בשדה הפרטי </text:span><text:span text:style-name="T18">(</text:span><text:span text:style-name="T14">אם הוא לא null</text:span><text:span text:style-name="T18">)</text:span><text:span text:style-name="T14">.</text:span></text:p>
        </text:list-item>
        <text:list-item>
          <text:p text:style-name="P35"><text:span text:style-name="T29">אופרטור=</text:span><text:span text:style-name="T14"> המוחק את הפוינטר הקיים (אם יש) ושם במקומו פוינטר חדש.</text:span></text:p>
        </text:list-item>
      </text:list>
      <text:p text:style-name="P36">דרושים גם אופרטורים שיאפשרו לנו להשתמש בפוינטר החכם שלנו כמו פוינטר רגיל:</text:p>
      <text:list xml:id="list2349892280" text:style-name="L2">
        <text:list-item>
          <text:p text:style-name="P37">אופרטור → שמחזיק את הפוינטר השמור;</text:p>
        </text:list-item>
        <text:list-item>
          <text:p text:style-name="P37">אופרטור * שמחזיר רפרנס לעצם שהפוינטר מצביע עליו.</text:p>
        </text:list-item>
      </text:list>
      <text:p text:style-name="P10"><text:span text:style-name="T19">עכשיו אנחנו יכולים להחליף את הפוינטר הרגיל בפוינטר החכם שכתבנו, ולמחוק את הפקודה delete; הפוינטר החכם ידאג לכך שהעצמים יימחקו אוטומטית בין אם יש או אין חריגה. </text:span><text:span text:style-name="T20">ראו בפונקציה playMusic3.</text:span></text:p>
      <text:p text:style-name="P12"><text:span text:style-name="T22">בתוכנית הפשוטה הזאת הפוינטר החכם שלנו מבצע את תפקידו היטב, אבל </text:span><text:span text:style-name="T26">ב</text:span><text:span text:style-name="T22">תוכנית מורכבת יותר עלולה להיות בו בעיה: </text:span><text:span text:style-name="T21">אם אנחנו מעתיקים אותו למשתנה אחר מאותו סוג, ושניהם יוצאים מחוץ לתחום, אז המפרק של שניהם יפעל, והפוינטר יימחק פעמיים – נקבל שגיאת זמן ריצה מסוג double free. כבר ראינו את השגיאה הזאת כשדיברנו על העתקה שטחית של וקטורים, ושם הפתרון <text:s/>היה לבצע העתקה עמוקה. אבל כאן אנחנו לא רוצים העתקה עמוקה – כל הרעיון של פוינטר הוא שאפשר להעתיק אותו במהירות בלי להעתיק את כל העצם שהוא מצביע עליו! אז מה עושים? - יש כמה פתרונות.</text:span></text:p>
      <text:p text:style-name="Heading_20_2"><text:soft-page-break/><text:span text:style-name="T21">פ</text:span><text:span text:style-name="T14">תרון א: פוינטר ייחודי –</text:span><text:span text:style-name="T30">unique pointer </text:span></text:p>
      <text:p text:style-name="P13"><text:span text:style-name="T48">פתרון אחד הוא </text:span><text:span text:style-name="T49">פשוט לא לאפשר העתקה – להחליט </text:span><text:span text:style-name="T50">שלכל פוינטר בסיסי יש רק פוינטר חכם </text:span><text:span text:style-name="T35">יחיד </text:span><text:span text:style-name="T50">שמנהל אותו. כדי למנוע העתקה, צריך למחוק את הבנאי המעתיק ואת אופרטור ההשמה – זה מה שאנחנו עושים במחלקה AutoPointer.</text:span></text:p>
      <text:p text:style-name="P14">אבל במקרים מסוימים אנחנו עדיין רוצים לאפשר <text:span text:style-name="T34">העברה </text:span>של הפוינטר <text:span text:style-name="T51">הבסיסי ממנהל אחד למנהל אחר. לדוגמה, נניח שיש לנו פונקציה musician_with_a_random_name – פונקציה שתפקידה לייצר מוסיקאי חדש עם שם אקראי (פונקציה כזאת נקראת "פונקציית מפעל" – factory function – עוד דגם-עיצוב שכדאי להכיר). אנחנו רוצים שהפונקציה הזאת תחזיר פוינטר חכם, ושיהיה אפשר לשים את הערך שהיא מחזירה בפוינטר חכם אחר, למשל כך:</text:span></text:p>
      <text:p text:style-name="P27"><text:span text:style-name="T38">SmartPointer </text:span><text:span text:style-name="T39">mp</text:span><text:span text:style-name="T38"> = <text:s/>musician_with_a_random_name();</text:span></text:p>
      <text:p text:style-name="P17"><text:span text:style-name="T38">במקרה זה, פעולת ההשמה אינה פוגעת ביחידות, כי ברגע שהפונקציה הסתיימה, אנחנו כבר לא צריכים את הפוינטר החכם שהיא החזירה – אנחנו צריכים רק את הפוינטר הבסיסי שהוא מנהל, ורוצים להעביר אותו למשתנה החדש </text:span><text:span text:style-name="T39">mp</text:span><text:span text:style-name="T38">. </text:span></text:p>
      <text:p text:style-name="P16"><text:span text:style-name="T39">אנחנו למעשה צריכים </text:span><text:span text:style-name="T41">בנאי-מעתיק חדש</text:span><text:span text:style-name="T39">, שיבצע את הפעולות הבאות:</text:span></text:p>
      <text:list xml:id="list506870719" text:style-name="L3">
        <text:list-item>
          <text:p text:style-name="P38">יעתיק את הפוינטר הבסיסי מהמשתנה שבצד ימין (המשתנה המוחזר מהפונקציה) למשתנה שבצד שמאל (המשתנה mp);</text:p>
        </text:list-item>
        <text:list-item>
          <text:p text:style-name="P38">ישים nullptr במשתנה שבצד ימין – כך שכאשר המשתנה הזה יוצא מחוץ לתחום, המפרק שלו לא ימחק את הפוינטר הבסיסי.</text:p>
        </text:list-item>
      </text:list>
      <text:p text:style-name="P39">בקוד זה נראה כך:</text:p>
      <text:p text:style-name="P32">ptr = other.ptr;</text:p>
      <text:p text:style-name="P26">other.ptr = <text:span text:style-name="T52">nullptr</text:span>;</text:p>
      <text:p text:style-name="P29"><text:span text:style-name="T40">עכשיו צריך להיזהר: אם נשתמש בבנאי-המעתיק החדש על עצם רגיל (lvalue) מסוג <text:s/>SmartPointer, אנחנו עלולים לקלקל אותו. אנחנו רוצים להשתמש בבנאי-המעתיק החדש </text:span><text:span text:style-name="T42">רק על rvalue</text:span><text:span text:style-name="T44"> – רק על משתנה זמני, שאי-אפשר לקלקל (כמו ערך מוחזר מפונקציה). איך אפשר לכתוב בנאי המבחין בין lvalue לבין rvalue?</text:span></text:p>
      <text:p text:style-name="P45"><text:span text:style-name="T44">כדי לפתור את הבעיה הזאת, המציאו סוג חדש של פרמטר שנקרא </text:span><text:span text:style-name="T47">rvalue reference</text:span><text:span text:style-name="T44">. הוא מסומן כמו רפרנס כפול: &amp;&amp;. הקומפיילר קורא לפונקציה המקבלת rvalue reference, כשהפרמטר הוא rvalue; ראו דוגמאות בתיקיה </text:span><text:span text:style-name="T46">2</text:span><text:span text:style-name="T44">.</text:span></text:p>
      <text:p text:style-name="P31">הדבר מאפשר לנו להגדיר, עבור כל מחלקה, שני בנאים-מעתיקים שונים:</text:p>
      <text:list xml:id="list3088041774" text:style-name="L4">
        <text:list-item>
          <text:p text:style-name="P47">אחד מקבל const reference (מסומן const&amp;) ומשמש להעתקה;</text:p>
        </text:list-item>
        <text:list-item>
          <text:p text:style-name="P47">השני מקבל rvalue reference (מסומן &amp;&amp;), ומשמש להעברה (נקרא גם "בנאי מעביר").</text:p>
        </text:list-item>
      </text:list>
      <text:p text:style-name="P31">במקרה של פוינטר חכם ייחודי, אנחנו צריכים רק את השני. במקרים אחרים, ייתכן שנרצה להשתמש בשניהם. לדוגמה, כשמממשים מחרוזת (string), אם כותבים למשל:</text:p>
      <text:p text:style-name="P53">string x = "abc";</text:p>
      <text:p text:style-name="P53"><text:soft-page-break/>string y = "def";</text:p>
      <text:p text:style-name="P28"><text:span text:style-name="T44">s</text:span><text:span text:style-name="T43">tring s = x + y;</text:span></text:p>
      <text:p text:style-name="P30">אז בשורה השלישית, אילו היה לנו רק בנאי מעתיק, המחשב היה עושה עבודה מיותרת: יוצר מחרוזת זמנית ששווה ל abcdef, ואז מעתיק אותה (העתקה עמוקה) לתוך המשתנה s, ומוחק אותה.</text:p>
      <text:p text:style-name="P30">במקום זה, הגדירו למחלקה string <text:span text:style-name="T34">בנאי מעביר</text:span>, <text:span text:style-name="T53">שאינו מבצע העתקה עמוקה אלא העתקה שטחית בלבד, ובו-זמנית, מציב nullptr בפוינטר של הארגומנט שלו, כדי שלא יימחק ע"י המפרק כשיצא מהתחום.</text:span></text:p>
      <text:p text:style-name="P50">כמו שיש שני סוגי בנאים, יש גם שני סוגי אופרטורי השמה:</text:p>
      <text:list xml:id="list235919654454801" text:continue-numbering="true" text:style-name="L4">
        <text:list-item>
          <text:p text:style-name="P48">אחד מקבל const reference (מסומן const&amp;) ומשמש להעתקה;</text:p>
        </text:list-item>
        <text:list-item>
          <text:p text:style-name="P44"><text:span text:style-name="T44">השני מקבל rvalue reference (מסומן &amp;&amp;), ומשמש להעברה (נקרא גם "</text:span><text:span text:style-name="T45">אופרטור העברה</text:span><text:span text:style-name="T44">").</text:span></text:p>
        </text:list-item>
      </text:list>
      <text:p text:style-name="P51">הקומפיילר בוחר ביניהם לפי סוג הפרמטר המועבר: אם מועבר lavlue אז נבחר האופרטור המעתיק, ואם מועבר rvalue אז נבחר האופרטור המעביר.</text:p>
      <text:p text:style-name="P46"><text:span text:style-name="T32">ומה אם אנחנו בכל-זאת רוצים להעביר משתנה מסוג lvalue? - אנחנו יכולים לעשות לו cast מסוג lvalue לסוג rvalue reference. זה מתבצע ע"י הפונקציה התקנית std::move; ראו דוגמה בתיקיה </text:span><text:span text:style-name="T33">2</text:span><text:span text:style-name="T32">.</text:span></text:p>
      <text:p text:style-name="P52">עכשיו אנחנו יכולים להבין את המימוש של UniquePointer בתיקיה 1.</text:p>
      <text:p text:style-name="P52"/>
      <text:p text:style-name="P23"><text:span text:style-name="T21">פתרון </text:span><text:span text:style-name="T31">ב</text:span><text:span text:style-name="T21">: פוינטר </text:span><text:span text:style-name="T31">משותף</text:span><text:span text:style-name="T21"> – </text:span><text:span text:style-name="T31">shared pointer</text:span></text:p>
      <text:p text:style-name="P19">לפעמים אנחנו דווקא כן רוצים לאפשר שיהיו כמה עותקים של אותו פוינטר. זה אחד היתרונות של פוינטר – הוא קטן, וקל לשתף אותו. <text:span text:style-name="T55">אנחנו רוצים לוודא, שהוא יימחק </text:span><text:span text:style-name="T36">אם ורק אם </text:span><text:span text:style-name="T54">אין בו צורך יותר – אם ורק אם כל המנהלים שלו יצאו מהתחום.</text:span></text:p>
      <text:p text:style-name="P20">לשם כך אנחנו צריכים לשמור מונה גישה (reference counter), הסופר כמה פוינטרים חכמים מחזיקים את אותו פוינטר בסיסי. </text:p>
      <text:p text:style-name="P20">אבל מונה פשוט מסוג int לא יעבוד, כי <text:span text:style-name="T56">המספר פשוט יועתק בכל פעם שנעתיק את הפוינטר החכם. אנחנו צריכים מונה מסוג int*, כדי לוודא שכל הפוינטרים החכמים המשתפים את אותו פוינטר בסיסי, רואים את אותו מספר ומשנים את אותו מספר.</text:span></text:p>
      <text:p text:style-name="P21">מימוש אפשרי נמצא במחלקה SharedPointer <text:span text:style-name="T57">בתיקיה 1.</text:span></text:p>
      <text:p text:style-name="P22">שימו לב: התוצאה של שימוש ב SharedPointer דומה לאיסוף זבל בשפת Java, אבל המנגנון שונה: SharedPointer מבטיח שכל עצם יימחק מהזיכרון <text:span text:style-name="T34">מייד </text:span>כשאין בו צורך – ולא ע"י תהליך נפרד שרץ בזמן לא ידוע <text:span text:style-name="T58">כשהמכונה הוירטואלית מחליטה</text:span>.</text:p>
      <text:p text:style-name="P25"><text:soft-page-break/>פוינטרים חכמים בספריה התקנית</text:p>
      <text:p text:style-name="P22">עכשיו, אחרי שהבננו איך לממש פוינטרים חכמים בעצמנו, אפשר לגלות שאין צורך לממש אותם בעצמנו – הם כבר נמצאים בספריה התקנית. בקובץ הכותרת &lt;memoryְ&gt; יש תבנית בשם unique_ptr המציינת פוינטר יחיד, ותבנית בשם shared_ptr המציינת פוינטר משותף; המימוש והתפקוד שלהם דומה לאלה שתיארנו למעלה.</text:p>
      <text:p text:style-name="P22">סוג שלישי של פוינטר חכם בספריה התקנית הוא weak_ptr. הוא דומה ל shared_ptr בכך שהוא מאפשר שיתוף של פוינטרים המצביעים לאותו מקום, אבל שונה ממנו בכך שאינו מגדיל/מקטין את מספר הגישות לאותו פוינטר. <text:span text:style-name="T59">למה צריך אותו? - כי לפעמים יש מבנים המצביעים אחד על השני. למשל, עץ בינארי שבו כל בן מצביע לאביו וכל אב מצביע לבניו. אם נשתמש רק ב shared_ptr, אז אף אחד מהצמתים בעץ לא יימחק, כי לכל אחד מהם יש מספר-גישות גדול מאפס. לכן צריך שאחד מהכיוונים יהיה weak_ptr כך שלא ימנע את המחיקה.</text:span></text:p>
      <text:p text:style-name="P15">יש עוד המון דברים ללמוד על פוינטרים חכמים – זה נושא מורכב ביותר שלא נספיק לכסות בקורס זה. אנחנו מקווים שתלמדו עליו בהרחבה בקורס הבא.</text:p>
      <text:p text:style-name="P18"/>
      <text:p text:style-name="P24">מקורות</text:p>
      <text:list xml:id="list4245832733" text:style-name="L5">
        <text:list-item>
          <text:p text:style-name="P40">מצגת <text:span text:style-name="T2">ודוגמאות קוד </text:span>של<text:span text:style-name="T1"> ערן קאופמן</text:span></text:p>
        </text:list-item>
        <text:list-item>
          <text:p text:style-name="P42"><text:a xlink:type="simple" xlink:href="https://www.stroustrup.com/bs_faq2.html#finally" text:style-name="Internet_20_link" text:visited-style-name="Visited_20_Internet_20_Link"><text:span text:style-name="T8">Why doesn't c++ provide a "finally" construct? / Bjarne Stroustrup</text:span></text:a><text:span text:style-name="T8">.</text:span></text:p>
        </text:list-item>
        <text:list-item>
          <text:p text:style-name="P41"><text:a xlink:type="simple" xlink:href="https://stackoverflow.com/a/3109981/827927" text:style-name="Internet_20_link" text:visited-style-name="Visited_20_Internet_20_Link"><text:span text:style-name="T9">What is Move Semantics? / FredOverflow</text:span></text:a></text:p>
        </text:list-item>
      </text:list>
      <text:p text:style-name="P4"/>
      <text:p text:style-name="P3">סיכם: אראל סגל-הלוי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Gliederung_20_1" style:display-name="שקופית כותרת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Gliederung_20_2" style:display-name="שקופית כותרת~LT~Gliederung 2" style:family="paragraph" style:parent-style-name="שקופית_20_כותרת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3" style:display-name="שקופית כותרת~LT~Gliederung 3" style:family="paragraph" style:parent-style-name="שקופית_20_כותרת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4" style:display-name="שקופית כותרת~LT~Gliederung 4" style:family="paragraph" style:parent-style-name="שקופית_20_כותרת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5" style:display-name="שקופית כותרת~LT~Gliederung 5" style:family="paragraph" style:parent-style-name="שקופית_20_כותרת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6" style:display-name="שקופית כותרת~LT~Gliederung 6" style:family="paragraph" style:parent-style-name="שקופית_20_כותרת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7" style:display-name="שקופית כותרת~LT~Gliederung 7" style:family="paragraph" style:parent-style-name="שקופית_20_כותרת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8" style:display-name="שקופית כותרת~LT~Gliederung 8" style:family="paragraph" style:parent-style-name="שקופית_20_כותרת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Gliederung_20_9" style:display-name="שקופית כותרת~LT~Gliederung 9" style:family="paragraph" style:parent-style-name="שקופית_20_כותרת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קופית_20_כותרת_7e_LT_7e_Titel" style:display-name="שקופית כותרת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Untertitel" style:display-name="שקופית 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Notizen" style:display-name="שקופית 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קופית_20_כותרת_7e_LT_7e_Hintergrundobjekte" style:display-name="שקופית 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קופית_20_כותרת_7e_LT_7e_Hintergrund" style:display-name="שקופית 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Gliederung_20_1" style:display-name="כותרת ותוכן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Gliederung_20_2" style:display-name="כותרת ותוכן~LT~Gliederung 2" style:family="paragraph" style:parent-style-name="כותרת_20_ותוכן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3" style:display-name="כותרת ותוכן~LT~Gliederung 3" style:family="paragraph" style:parent-style-name="כותרת_20_ותוכן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4" style:display-name="כותרת ותוכן~LT~Gliederung 4" style:family="paragraph" style:parent-style-name="כותרת_20_ותוכן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5" style:display-name="כותרת ותוכן~LT~Gliederung 5" style:family="paragraph" style:parent-style-name="כותרת_20_ותוכן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6" style:display-name="כותרת ותוכן~LT~Gliederung 6" style:family="paragraph" style:parent-style-name="כותרת_20_ותוכן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7" style:display-name="כותרת ותוכן~LT~Gliederung 7" style:family="paragraph" style:parent-style-name="כותרת_20_ותוכן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8" style:display-name="כותרת ותוכן~LT~Gliederung 8" style:family="paragraph" style:parent-style-name="כותרת_20_ותוכן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Gliederung_20_9" style:display-name="כותרת ותוכן~LT~Gliederung 9" style:family="paragraph" style:parent-style-name="כותרת_20_ותוכן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ותוכן_7e_LT_7e_Titel" style:display-name="כותרת ותוכן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Untertitel" style:display-name="כותרת 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Notizen" style:display-name="כותרת 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ותוכן_7e_LT_7e_Hintergrundobjekte" style:display-name="כותרת 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ותוכן_7e_LT_7e_Hintergrund" style:display-name="כותרת 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Gliederung_20_1" style:display-name="שני תכנים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Gliederung_20_2" style:display-name="שני תכנים~LT~Gliederung 2" style:family="paragraph" style:parent-style-name="שני_20_תכנים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3" style:display-name="שני תכנים~LT~Gliederung 3" style:family="paragraph" style:parent-style-name="שני_20_תכנים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4" style:display-name="שני תכנים~LT~Gliederung 4" style:family="paragraph" style:parent-style-name="שני_20_תכנים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5" style:display-name="שני תכנים~LT~Gliederung 5" style:family="paragraph" style:parent-style-name="שני_20_תכנים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6" style:display-name="שני תכנים~LT~Gliederung 6" style:family="paragraph" style:parent-style-name="שני_20_תכנים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7" style:display-name="שני תכנים~LT~Gliederung 7" style:family="paragraph" style:parent-style-name="שני_20_תכנים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8" style:display-name="שני תכנים~LT~Gliederung 8" style:family="paragraph" style:parent-style-name="שני_20_תכנים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Gliederung_20_9" style:display-name="שני תכנים~LT~Gliederung 9" style:family="paragraph" style:parent-style-name="שני_20_תכנים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שני_20_תכנים_7e_LT_7e_Titel" style:display-name="שני תכנים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Untertitel" style:display-name="שני 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Notizen" style:display-name="שני 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שני_20_תכנים_7e_LT_7e_Hintergrundobjekte" style:display-name="שני 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שני_20_תכנים_7e_LT_7e_Hintergrund" style:display-name="שני 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Gliederung_20_1" style:display-name="כותרת בלבד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Gliederung_20_2" style:display-name="כותרת בלבד~LT~Gliederung 2" style:family="paragraph" style:parent-style-name="כותרת_20_בלבד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3" style:display-name="כותרת בלבד~LT~Gliederung 3" style:family="paragraph" style:parent-style-name="כותרת_20_בלבד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4" style:display-name="כותרת בלבד~LT~Gliederung 4" style:family="paragraph" style:parent-style-name="כותרת_20_בלבד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5" style:display-name="כותרת בלבד~LT~Gliederung 5" style:family="paragraph" style:parent-style-name="כותרת_20_בלבד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6" style:display-name="כותרת בלבד~LT~Gliederung 6" style:family="paragraph" style:parent-style-name="כותרת_20_בלבד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7" style:display-name="כותרת בלבד~LT~Gliederung 7" style:family="paragraph" style:parent-style-name="כותרת_20_בלבד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8" style:display-name="כותרת בלבד~LT~Gliederung 8" style:family="paragraph" style:parent-style-name="כותרת_20_בלבד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Gliederung_20_9" style:display-name="כותרת בלבד~LT~Gliederung 9" style:family="paragraph" style:parent-style-name="כותרת_20_בלבד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כותרת_20_בלבד_7e_LT_7e_Titel" style:display-name="כותרת בלבד~LT~Titel" style:family="paragraph" style:default-outline-level="">
      <style:paragraph-properties style:line-height-at-least="0.139in" fo:text-align="start" style:justify-single-word="false" fo:orphans="2" fo:widows="2" style:writing-mode="rl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Untertitel" style:display-name="כותרת 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Notizen" style:display-name="כותרת 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כותרת_20_בלבד_7e_LT_7e_Hintergrundobjekte" style:display-name="כותרת 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כותרת_20_בלבד_7e_LT_7e_Hintergrund" style:display-name="כותרת 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Gliederung_20_1" style:display-name="Blank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Gliederung_20_2" style:display-name="Blank~LT~Gliederung 2" style:family="paragraph" style:parent-style-name="Blank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3" style:display-name="Blank~LT~Gliederung 3" style:family="paragraph" style:parent-style-name="Blank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4" style:display-name="Blank~LT~Gliederung 4" style:family="paragraph" style:parent-style-name="Blank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7e_LT_7e_Gliederung_20_5" style:display-name="Blank~LT~Gliederung 5" style:family="paragraph" style:parent-style-name="Blank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6" style:display-name="Blank~LT~Gliederung 6" style:family="paragraph" style:parent-style-name="Blank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7" style:display-name="Blank~LT~Gliederung 7" style:family="paragraph" style:parent-style-name="Blank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8" style:display-name="Blank~LT~Gliederung 8" style:family="paragraph" style:parent-style-name="Blank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Gliederung_20_9" style:display-name="Blank~LT~Gliederung 9" style:family="paragraph" style:parent-style-name="Blank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7e_LT_7e_Titel" style:display-name="Blank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Untertitel" style:display-name="Blank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Notizen" style:display-name="Blank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7e_LT_7e_Hintergrundobjekte" style:display-name="Blank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7e_LT_7e_Hintergrund" style:display-name="Blank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1965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575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181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783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398in" fo:margin-bottom="0in" loext:contextual-spacing="false" style:line-height-at-least="0.139in" fo:text-align="start" style:justify-single-word="false" fo:text-indent="0in" style:auto-text-indent="false" style:writing-mode="rl-tb">
        <style:tab-stops>
          <style:tab-stop style:position="0.9992in"/>
          <style:tab-stop style:position="1.9992in"/>
          <style:tab-stop style:position="2.9992in"/>
          <style:tab-stop style:position="3.9992in"/>
          <style:tab-stop style:position="4.9992in"/>
          <style:tab-stop style:position="5.9992in"/>
          <style:tab-stop style:position="6.9992in"/>
          <style:tab-stop style:position="7.9992in"/>
          <style:tab-stop style:position="8.9992in"/>
          <style:tab-stop style:position="9.9992in"/>
          <style:tab-stop style:position="10.9992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fo:margin-left="0in" fo:margin-right="0in" style:line-height-at-least="0.139in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4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4T18:18:28.350895855</meta:creation-date>
    <meta:generator>LibreOffice/6.4.7.2$Linux_X86_64 LibreOffice_project/40$Build-2</meta:generator>
    <dc:date>2021-05-18T23:59:18.300210567</dc:date>
    <meta:editing-duration>P11DT14H14M34S</meta:editing-duration>
    <meta:editing-cycles>1407</meta:editing-cycles>
    <dc:creator>Erel Segal-Halevi</dc:creator>
    <meta:document-statistic meta:table-count="0" meta:image-count="0" meta:object-count="0" meta:page-count="4" meta:paragraph-count="59" meta:word-count="1247" meta:character-count="7236" meta:non-whitespace-character-count="6034"/>
  </office:meta>
</office:document-meta>
</file>